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6x16_resultados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  <table:table-cell table:number-columns-repeated="3"/>
        </table:table-row>
        <table:table-row table:style-name="ro1">
          <table:table-cell office:value-type="float" office:value="0.020089" calcext:value-type="float">
            <text:p>0.020089</text:p>
          </table:table-cell>
          <table:table-cell table:formula="of:=[.A2]-[.$D$2]" office:value-type="float" office:value="-0.0024417" calcext:value-type="float">
            <text:p>-0.0024417</text:p>
          </table:table-cell>
          <table:table-cell table:formula="of:=POWER([.B2]; 2)" office:value-type="float" office:value="0.00000596189889000002" calcext:value-type="float">
            <text:p>5.96189889000002E-06</text:p>
          </table:table-cell>
          <table:table-cell table:formula="of:=AVERAGE([.A2:.A21])" office:value-type="float" office:value="0.0225307" calcext:value-type="float">
            <text:p>0.0225307</text:p>
          </table:table-cell>
          <table:table-cell table:formula="of:=MAX([.A2:.A21])" office:value-type="float" office:value="0.03682" calcext:value-type="float">
            <text:p>0.03682</text:p>
          </table:table-cell>
          <table:table-cell table:formula="of:=MIN([.A2:.A21])" office:value-type="float" office:value="0.018455" calcext:value-type="float">
            <text:p>0.018455</text:p>
          </table:table-cell>
          <table:table-cell table:formula="of:=SQRT((1/20)*SUM([.C2:.C21]))" office:value-type="float" office:value="0.00627258627760512" calcext:value-type="float">
            <text:p>0.006272586277605</text:p>
          </table:table-cell>
          <table:table-cell table:number-columns-repeated="3"/>
        </table:table-row>
        <table:table-row table:style-name="ro1">
          <table:table-cell office:value-type="float" office:value="0.020239" calcext:value-type="float">
            <text:p>0.020239</text:p>
          </table:table-cell>
          <table:table-cell table:formula="of:=[.A3]-[.$D$2]" office:value-type="float" office:value="-0.0022917" calcext:value-type="float">
            <text:p>-0.0022917</text:p>
          </table:table-cell>
          <table:table-cell table:formula="of:=POWER([.B3]; 2)" office:value-type="float" office:value="0.00000525188889000002" calcext:value-type="float">
            <text:p>5.25188889000002E-06</text:p>
          </table:table-cell>
          <table:table-cell table:number-columns-repeated="7"/>
        </table:table-row>
        <table:table-row table:style-name="ro1">
          <table:table-cell office:value-type="float" office:value="0.019998" calcext:value-type="float">
            <text:p>0.019998</text:p>
          </table:table-cell>
          <table:table-cell table:formula="of:=[.A4]-[.$D$2]" office:value-type="float" office:value="-0.00253270000000001" calcext:value-type="float">
            <text:p>-0.0025327</text:p>
          </table:table-cell>
          <table:table-cell table:formula="of:=POWER([.B4]; 2)" office:value-type="float" office:value="0.00000641456929000003" calcext:value-type="float">
            <text:p>6.41456929000003E-06</text:p>
          </table:table-cell>
          <table:table-cell table:number-columns-repeated="7"/>
        </table:table-row>
        <table:table-row table:style-name="ro1">
          <table:table-cell office:value-type="float" office:value="0.021792" calcext:value-type="float">
            <text:p>0.021792</text:p>
          </table:table-cell>
          <table:table-cell table:formula="of:=[.A5]-[.$D$2]" office:value-type="float" office:value="-0.000738700000000005" calcext:value-type="float">
            <text:p>-0.0007387</text:p>
          </table:table-cell>
          <table:table-cell table:formula="of:=POWER([.B5]; 2)" office:value-type="float" office:value="0.000000545677690000008" calcext:value-type="float">
            <text:p>5.45677690000008E-07</text:p>
          </table:table-cell>
          <table:table-cell table:number-columns-repeated="7"/>
        </table:table-row>
        <table:table-row table:style-name="ro1">
          <table:table-cell office:value-type="float" office:value="0.018866" calcext:value-type="float">
            <text:p>0.018866</text:p>
          </table:table-cell>
          <table:table-cell table:formula="of:=[.A6]-[.$D$2]" office:value-type="float" office:value="-0.0036647" calcext:value-type="float">
            <text:p>-0.0036647</text:p>
          </table:table-cell>
          <table:table-cell table:formula="of:=POWER([.B6]; 2)" office:value-type="float" office:value="0.00001343002609" calcext:value-type="float">
            <text:p>1.343002609E-05</text:p>
          </table:table-cell>
          <table:table-cell table:number-columns-repeated="7"/>
        </table:table-row>
        <table:table-row table:style-name="ro1">
          <table:table-cell office:value-type="float" office:value="0.020098" calcext:value-type="float">
            <text:p>0.020098</text:p>
          </table:table-cell>
          <table:table-cell table:formula="of:=[.A7]-[.$D$2]" office:value-type="float" office:value="-0.00243270000000001" calcext:value-type="float">
            <text:p>-0.0024327</text:p>
          </table:table-cell>
          <table:table-cell table:formula="of:=POWER([.B7]; 2)" office:value-type="float" office:value="0.00000591802929000003" calcext:value-type="float">
            <text:p>5.91802929000003E-06</text:p>
          </table:table-cell>
          <table:table-cell table:number-columns-repeated="7"/>
        </table:table-row>
        <table:table-row table:style-name="ro1">
          <table:table-cell office:value-type="float" office:value="0.018695" calcext:value-type="float">
            <text:p>0.018695</text:p>
          </table:table-cell>
          <table:table-cell table:formula="of:=[.A8]-[.$D$2]" office:value-type="float" office:value="-0.0038357" calcext:value-type="float">
            <text:p>-0.0038357</text:p>
          </table:table-cell>
          <table:table-cell table:formula="of:=POWER([.B8]; 2)" office:value-type="float" office:value="0.00001471259449" calcext:value-type="float">
            <text:p>1.471259449E-05</text:p>
          </table:table-cell>
          <table:table-cell table:number-columns-repeated="7"/>
        </table:table-row>
        <table:table-row table:style-name="ro1">
          <table:table-cell office:value-type="float" office:value="0.018455" calcext:value-type="float">
            <text:p>0.018455</text:p>
          </table:table-cell>
          <table:table-cell table:formula="of:=[.A9]-[.$D$2]" office:value-type="float" office:value="-0.00407570000000001" calcext:value-type="float">
            <text:p>-0.0040757</text:p>
          </table:table-cell>
          <table:table-cell table:formula="of:=POWER([.B9]; 2)" office:value-type="float" office:value="0.00001661133049" calcext:value-type="float">
            <text:p>1.661133049E-05</text:p>
          </table:table-cell>
          <table:table-cell table:number-columns-repeated="7"/>
        </table:table-row>
        <table:table-row table:style-name="ro1">
          <table:table-cell office:value-type="float" office:value="0.020059" calcext:value-type="float">
            <text:p>0.020059</text:p>
          </table:table-cell>
          <table:table-cell table:formula="of:=[.A10]-[.$D$2]" office:value-type="float" office:value="-0.0024717" calcext:value-type="float">
            <text:p>-0.0024717</text:p>
          </table:table-cell>
          <table:table-cell table:formula="of:=POWER([.B10]; 2)" office:value-type="float" office:value="0.00000610930089000002" calcext:value-type="float">
            <text:p>6.10930089000002E-06</text:p>
          </table:table-cell>
          <table:table-cell table:number-columns-repeated="7"/>
        </table:table-row>
        <table:table-row table:style-name="ro1">
          <table:table-cell office:value-type="float" office:value="0.018786" calcext:value-type="float">
            <text:p>0.018786</text:p>
          </table:table-cell>
          <table:table-cell table:formula="of:=[.A11]-[.$D$2]" office:value-type="float" office:value="-0.0037447" calcext:value-type="float">
            <text:p>-0.0037447</text:p>
          </table:table-cell>
          <table:table-cell table:formula="of:=POWER([.B11]; 2)" office:value-type="float" office:value="0.00001402277809" calcext:value-type="float">
            <text:p>1.402277809E-05</text:p>
          </table:table-cell>
          <table:table-cell table:number-columns-repeated="7"/>
        </table:table-row>
        <table:table-row table:style-name="ro1">
          <table:table-cell office:value-type="float" office:value="0.018837" calcext:value-type="float">
            <text:p>0.018837</text:p>
          </table:table-cell>
          <table:table-cell table:formula="of:=[.A12]-[.$D$2]" office:value-type="float" office:value="-0.0036937" calcext:value-type="float">
            <text:p>-0.0036937</text:p>
          </table:table-cell>
          <table:table-cell table:formula="of:=POWER([.B12]; 2)" office:value-type="float" office:value="0.00001364341969" calcext:value-type="float">
            <text:p>1.364341969E-05</text:p>
          </table:table-cell>
          <table:table-cell table:number-columns-repeated="7"/>
        </table:table-row>
        <table:table-row table:style-name="ro1">
          <table:table-cell office:value-type="float" office:value="0.034166" calcext:value-type="float">
            <text:p>0.034166</text:p>
          </table:table-cell>
          <table:table-cell table:formula="of:=[.A13]-[.$D$2]" office:value-type="float" office:value="0.0116353" calcext:value-type="float">
            <text:p>0.0116353</text:p>
          </table:table-cell>
          <table:table-cell table:formula="of:=POWER([.B13]; 2)" office:value-type="float" office:value="0.00013538020609" calcext:value-type="float">
            <text:p>0.00013538020609</text:p>
          </table:table-cell>
          <table:table-cell table:number-columns-repeated="7"/>
        </table:table-row>
        <table:table-row table:style-name="ro1">
          <table:table-cell office:value-type="float" office:value="0.034406" calcext:value-type="float">
            <text:p>0.034406</text:p>
          </table:table-cell>
          <table:table-cell table:formula="of:=[.A14]-[.$D$2]" office:value-type="float" office:value="0.0118753" calcext:value-type="float">
            <text:p>0.0118753</text:p>
          </table:table-cell>
          <table:table-cell table:formula="of:=POWER([.B14]; 2)" office:value-type="float" office:value="0.00014102275009" calcext:value-type="float">
            <text:p>0.00014102275009</text:p>
          </table:table-cell>
          <table:table-cell table:number-columns-repeated="7"/>
        </table:table-row>
        <table:table-row table:style-name="ro1">
          <table:table-cell office:value-type="float" office:value="0.018816" calcext:value-type="float">
            <text:p>0.018816</text:p>
          </table:table-cell>
          <table:table-cell table:formula="of:=[.A15]-[.$D$2]" office:value-type="float" office:value="-0.0037147" calcext:value-type="float">
            <text:p>-0.0037147</text:p>
          </table:table-cell>
          <table:table-cell table:formula="of:=POWER([.B15]; 2)" office:value-type="float" office:value="0.00001379899609" calcext:value-type="float">
            <text:p>1.379899609E-05</text:p>
          </table:table-cell>
          <table:table-cell table:number-columns-repeated="7"/>
        </table:table-row>
        <table:table-row table:style-name="ro1">
          <table:table-cell office:value-type="float" office:value="0.034366" calcext:value-type="float">
            <text:p>0.034366</text:p>
          </table:table-cell>
          <table:table-cell table:formula="of:=[.A16]-[.$D$2]" office:value-type="float" office:value="0.0118353" calcext:value-type="float">
            <text:p>0.0118353</text:p>
          </table:table-cell>
          <table:table-cell table:formula="of:=POWER([.B16]; 2)" office:value-type="float" office:value="0.00014007432609" calcext:value-type="float">
            <text:p>0.00014007432609</text:p>
          </table:table-cell>
          <table:table-cell table:number-columns-repeated="7"/>
        </table:table-row>
        <table:table-row table:style-name="ro1">
          <table:table-cell office:value-type="float" office:value="0.018736" calcext:value-type="float">
            <text:p>0.018736</text:p>
          </table:table-cell>
          <table:table-cell table:formula="of:=[.A17]-[.$D$2]" office:value-type="float" office:value="-0.0037947" calcext:value-type="float">
            <text:p>-0.0037947</text:p>
          </table:table-cell>
          <table:table-cell table:formula="of:=POWER([.B17]; 2)" office:value-type="float" office:value="0.00001439974809" calcext:value-type="float">
            <text:p>1.439974809E-05</text:p>
          </table:table-cell>
          <table:table-cell table:number-columns-repeated="7"/>
        </table:table-row>
        <table:table-row table:style-name="ro1">
          <table:table-cell office:value-type="float" office:value="0.03682" calcext:value-type="float">
            <text:p>0.03682</text:p>
          </table:table-cell>
          <table:table-cell table:formula="of:=[.A18]-[.$D$2]" office:value-type="float" office:value="0.0142893" calcext:value-type="float">
            <text:p>0.0142893</text:p>
          </table:table-cell>
          <table:table-cell table:formula="of:=POWER([.B18]; 2)" office:value-type="float" office:value="0.00020418409449" calcext:value-type="float">
            <text:p>0.00020418409449</text:p>
          </table:table-cell>
          <table:table-cell table:number-columns-repeated="7"/>
        </table:table-row>
        <table:table-row table:style-name="ro1">
          <table:table-cell office:value-type="float" office:value="0.018776" calcext:value-type="float">
            <text:p>0.018776</text:p>
          </table:table-cell>
          <table:table-cell table:formula="of:=[.A19]-[.$D$2]" office:value-type="float" office:value="-0.00375470000000001" calcext:value-type="float">
            <text:p>-0.0037547</text:p>
          </table:table-cell>
          <table:table-cell table:formula="of:=POWER([.B19]; 2)" office:value-type="float" office:value="0.0000140977720900001" calcext:value-type="float">
            <text:p>1.40977720900001E-05</text:p>
          </table:table-cell>
          <table:table-cell table:number-columns-repeated="7"/>
        </table:table-row>
        <table:table-row table:style-name="ro1">
          <table:table-cell office:value-type="float" office:value="0.019828" calcext:value-type="float">
            <text:p>0.019828</text:p>
          </table:table-cell>
          <table:table-cell table:formula="of:=[.A20]-[.$D$2]" office:value-type="float" office:value="-0.00270270000000001" calcext:value-type="float">
            <text:p>-0.0027027</text:p>
          </table:table-cell>
          <table:table-cell table:formula="of:=POWER([.B20]; 2)" office:value-type="float" office:value="0.00000730458729000003" calcext:value-type="float">
            <text:p>7.30458729000003E-06</text:p>
          </table:table-cell>
          <table:table-cell table:number-columns-repeated="7"/>
        </table:table-row>
        <table:table-row table:style-name="ro1">
          <table:table-cell office:value-type="float" office:value="0.018786" calcext:value-type="float">
            <text:p>0.018786</text:p>
          </table:table-cell>
          <table:table-cell table:formula="of:=[.A21]-[.$D$2]" office:value-type="float" office:value="-0.0037447" calcext:value-type="float">
            <text:p>-0.0037447</text:p>
          </table:table-cell>
          <table:table-cell table:formula="of:=POWER([.B21]; 2)" office:value-type="float" office:value="0.00001402277809" calcext:value-type="float">
            <text:p>1.402277809E-0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4:07:27.6004005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0T14:07:37.998592941</dc:date>
    <meta:editing-duration>PT1M35S</meta:editing-duration>
    <meta:editing-cycles>2</meta:editing-cycles>
    <meta:generator>LibreOffice/6.4.7.2$Linux_X86_64 LibreOffice_project/40$Build-2</meta:generator>
    <meta:document-statistic meta:table-count="1" meta:cell-count="71" meta:object-count="0"/>
  </office:meta>
</office:document-meta>
</file>